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marker-start="" draw:marker-end="Arrow" draw:textarea-vertical-align="middle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75cm"/>
    </style:style>
    <style:style style:name="gr5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gr8" style:family="graphic" style:parent-style-name="standard">
      <style:graphic-properties svg:stroke-color="#ff0000" draw:fill-color="#ff0000" draw:textarea-horizontal-align="justify" draw:textarea-vertical-align="middle" draw:auto-grow-height="false" fo:min-height="0.05cm" fo:min-width="0.9cm"/>
    </style:style>
    <style:style style:name="gr9" style:family="graphic" style:parent-style-name="standard">
      <style:graphic-properties svg:stroke-color="#ff0000" draw:fill-color="#ff0000" draw:textarea-horizontal-align="justify" draw:textarea-vertical-align="middle" draw:auto-grow-height="false" fo:min-height="0.05cm" fo:min-width="0.9cm"/>
    </style:style>
    <style:style style:name="gr10" style:family="graphic" style:parent-style-name="standard">
      <style:graphic-properties svg:stroke-color="#ff9900" draw:fill-color="#ff9900" draw:textarea-horizontal-align="justify" draw:textarea-vertical-align="middle" draw:auto-grow-height="false" fo:min-height="0.05cm" fo:min-width="0.9cm"/>
    </style:style>
    <style:style style:name="gr11" style:family="graphic" style:parent-style-name="standard">
      <style:graphic-properties svg:stroke-color="#ff9900" draw:fill-color="#00cc00" draw:textarea-horizontal-align="justify" draw:textarea-vertical-align="middle" draw:auto-grow-height="false" fo:min-height="0.05cm" fo:min-width="0.9cm"/>
    </style:style>
    <style:style style:name="gr12" style:family="graphic" style:parent-style-name="standard">
      <style:graphic-properties svg:stroke-color="#ff0000" draw:fill-color="#330099" draw:textarea-horizontal-align="justify" draw:textarea-vertical-align="middle" draw:auto-grow-height="false" fo:min-height="0.05cm" fo:min-width="0.9cm"/>
    </style:style>
    <style:style style:name="gr13" style:family="graphic" style:parent-style-name="standard">
      <style:graphic-properties svg:stroke-color="#ff9900" draw:fill-color="#00cc00" draw:textarea-horizontal-align="justify" draw:textarea-vertical-align="middle" draw:auto-grow-height="false" fo:min-height="0.05cm" fo:min-width="0.9cm"/>
    </style:style>
    <style:style style:name="gr14" style:family="graphic" style:parent-style-name="standard">
      <style:graphic-properties draw:stroke="none" svg:stroke-color="#000000" draw:fill="none" draw:fill-color="#ffffff" fo:min-height="0.25cm"/>
    </style:style>
    <style:style style:name="gr15" style:family="graphic" style:parent-style-name="standard">
      <style:graphic-properties draw:stroke="none" svg:stroke-color="#000000" draw:fill="none" draw:fill-color="#ffffff" fo:min-height="0.6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f0000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loext:graphic-properties draw:fill-color="#ff9900"/>
      <style:paragraph-properties fo:text-align="center"/>
    </style:style>
    <style:style style:name="P12" style:family="paragraph">
      <loext:graphic-properties draw:fill-color="#00cc00"/>
      <style:paragraph-properties fo:text-align="center"/>
    </style:style>
    <style:style style:name="P13" style:family="paragraph">
      <loext:graphic-properties draw:fill-color="#330099"/>
      <style:paragraph-properties fo:text-align="center"/>
    </style:style>
    <style:style style:name="P14" style:family="paragraph">
      <style:paragraph-properties fo:text-align="center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polygon draw:style-name="gr1" draw:text-style-name="P1" xml:id="id2" draw:id="id2" draw:layer="layout" svg:width="0.999cm" svg:height="1.999cm" draw:transform="rotate (1.5707963267949) translate (5cm 6cm)" svg:viewBox="0 0 1000 2000" draw:points="0,0 1000,0 1000,2000 0,2000">
          <draw:glue-point draw:id="4" svg:x="-2.5cm" svg:y="5cm"/>
          <draw:glue-point draw:id="5" svg:x="2.5cm" svg:y="5cm"/>
          <text:p/>
        </draw:polygon>
        <draw:polygon draw:style-name="gr1" draw:text-style-name="P1" xml:id="id4" draw:id="id4" draw:layer="layout" svg:width="0.999cm" svg:height="1.999cm" draw:transform="rotate (1.5707963267949) translate (7cm 6cm)" svg:viewBox="0 0 1000 2000" draw:points="0,0 1000,0 1000,2000 0,2000">
          <draw:glue-point draw:id="4" svg:x="-2.5cm" svg:y="5cm"/>
          <draw:glue-point draw:id="5" svg:x="2.5cm" svg:y="5cm"/>
          <text:p/>
        </draw:polygon>
        <draw:polygon draw:style-name="gr1" draw:text-style-name="P1" xml:id="id6" draw:id="id6" draw:layer="layout" svg:width="0.999cm" svg:height="1.999cm" draw:transform="rotate (1.5707963267949) translate (9cm 6cm)" svg:viewBox="0 0 1000 2000" draw:points="0,0 1000,0 1000,2000 0,2000">
          <draw:glue-point draw:id="4" svg:x="-2.5cm" svg:y="5cm"/>
          <draw:glue-point draw:id="5" svg:x="2.5cm" svg:y="5cm"/>
          <text:p/>
        </draw:polygon>
        <draw:polygon draw:style-name="gr1" draw:text-style-name="P1" xml:id="id8" draw:id="id8" draw:layer="layout" svg:width="0.999cm" svg:height="1.999cm" draw:transform="rotate (1.5707963267949) translate (11cm 6cm)" svg:viewBox="0 0 1000 2000" draw:points="0,0 1000,0 1000,2000 0,2000">
          <draw:glue-point draw:id="4" svg:x="-2.5cm" svg:y="5cm"/>
          <draw:glue-point draw:id="5" svg:x="2.5cm" svg:y="5cm"/>
          <text:p/>
        </draw:polygon>
        <draw:polygon draw:style-name="gr1" draw:text-style-name="P1" xml:id="id13" draw:id="id13" draw:layer="layout" svg:width="0.999cm" svg:height="1.999cm" draw:transform="rotate (1.5707963267949) translate (13cm 6cm)" svg:viewBox="0 0 1000 2000" draw:points="0,0 1000,0 1000,2000 0,2000">
          <draw:glue-point draw:id="4" svg:x="-2.5cm" svg:y="5cm"/>
          <draw:glue-point draw:id="5" svg:x="2.5cm" svg:y="5cm"/>
          <text:p/>
        </draw:polygon>
        <draw:polygon draw:style-name="gr1" draw:text-style-name="P1" draw:layer="layout" svg:width="0.999cm" svg:height="1.999cm" draw:transform="rotate (1.5707963267949) translate (15cm 6cm)" svg:viewBox="0 0 1000 2000" draw:points="0,0 1000,0 1000,2000 0,2000">
          <draw:glue-point draw:id="4" svg:x="-2.5cm" svg:y="5cm"/>
          <draw:glue-point draw:id="5" svg:x="2.5cm" svg:y="5cm"/>
          <text:p/>
        </draw:polygon>
        <draw:connector draw:style-name="gr2" draw:text-style-name="P2" xml:id="id3" draw:id="id3" draw:layer="layout" svg:x1="4.7cm" svg:y1="7.5cm" svg:x2="6cm" svg:y2="6cm" draw:start-shape="id1" draw:start-glue-point="1" draw:end-shape="id2" draw:end-glue-point="2" svg:d="M4700 7500h1300v-1500" svg:viewBox="0 0 1301 1501">
          <text:p/>
        </draw:connector>
        <draw:connector draw:style-name="gr2" draw:text-style-name="P2" xml:id="id5" draw:id="id5" draw:layer="layout" svg:x1="6cm" svg:y1="7.5cm" svg:x2="8cm" svg:y2="6cm" draw:start-shape="id3" draw:start-glue-point="0" draw:end-shape="id4" svg:d="M6000 7500h2000v-1500" svg:viewBox="0 0 2001 1501">
          <text:p/>
        </draw:connector>
        <draw:connector draw:style-name="gr3" draw:text-style-name="P2" xml:id="id7" draw:id="id7" draw:layer="layout" svg:x1="8cm" svg:y1="7.5cm" svg:x2="10cm" svg:y2="6cm" draw:start-shape="id5" draw:start-glue-point="0" draw:end-shape="id6" draw:end-glue-point="2" svg:d="M8000 7500h2000v-1500" svg:viewBox="0 0 2001 1501">
          <text:p/>
        </draw:connector>
        <draw:connector draw:style-name="gr3" draw:text-style-name="P2" draw:layer="layout" svg:x1="10cm" svg:y1="7.5cm" svg:x2="12cm" svg:y2="6cm" draw:start-shape="id7" draw:start-glue-point="0" draw:end-shape="id8" svg:d="M10000 7500h2000v-1500" svg:viewBox="0 0 2001 1501">
          <text:p/>
        </draw:connector>
        <draw:connector draw:style-name="gr3" draw:text-style-name="P2" draw:layer="layout" svg:x1="12cm" svg:y1="7.5cm" svg:x2="14cm" svg:y2="6cm" svg:d="M12000 7500h2000v-1500" svg:viewBox="0 0 2001 1501">
          <text:p/>
        </draw:connector>
        <draw:connector draw:style-name="gr3" draw:text-style-name="P2" draw:layer="layout" svg:x1="14cm" svg:y1="7.5cm" svg:x2="16cm" svg:y2="6cm" svg:d="M14000 7500h2000v-1500" svg:viewBox="0 0 2001 1501">
          <text:p/>
        </draw:connector>
        <draw:frame draw:style-name="gr4" draw:text-style-name="P4" draw:layer="layout" svg:width="2cm" svg:height="1.039cm" svg:x="5cm" svg:y="5cm">
          <draw:text-box>
            <text:p text:style-name="P3"><text:span text:style-name="T1">Baterie </text:span><text:span text:style-name="T1">modulu</text:span></text:p>
          </draw:text-box>
        </draw:frame>
        <draw:frame draw:style-name="gr4" draw:text-style-name="P6" draw:layer="layout" svg:width="2cm" svg:height="0.725cm" svg:x="7cm" svg:y="5.075cm">
          <draw:text-box>
            <text:p text:style-name="P5"><text:span text:style-name="T2">Civ. M.</text:span></text:p>
          </draw:text-box>
        </draw:frame>
        <draw:frame draw:style-name="gr4" draw:text-style-name="P6" draw:layer="layout" svg:width="2cm" svg:height="0.725cm" svg:x="9cm" svg:y="5.1cm">
          <draw:text-box>
            <text:p text:style-name="P5"><text:span text:style-name="T2">Kajuta</text:span></text:p>
          </draw:text-box>
        </draw:frame>
        <draw:frame draw:style-name="gr4" draw:text-style-name="P6" draw:layer="layout" svg:width="2cm" svg:height="0.725cm" svg:x="11cm" svg:y="5.075cm">
          <draw:text-box>
            <text:p text:style-name="P5"><text:span text:style-name="T2">Sklad</text:span></text:p>
          </draw:text-box>
        </draw:frame>
        <draw:frame draw:style-name="gr4" draw:text-style-name="P6" draw:layer="layout" svg:width="2cm" svg:height="0.725cm" svg:x="13cm" svg:y="5.075cm">
          <draw:text-box>
            <text:p text:style-name="P5"><text:span text:style-name="T2">M</text:span><text:span text:style-name="T2">ůs</text:span><text:span text:style-name="T2">te</text:span><text:span text:style-name="T2">k</text:span></text:p>
          </draw:text-box>
        </draw:frame>
        <draw:frame draw:style-name="gr4" draw:text-style-name="P6" draw:layer="layout" svg:width="2cm" svg:height="0.725cm" svg:x="15cm" svg:y="5.075cm">
          <draw:text-box>
            <text:p text:style-name="P5"><text:span text:style-name="T2">M</text:span><text:span text:style-name="T2">ot</text:span><text:span text:style-name="T2">or</text:span><text:span text:style-name="T2">y</text:span></text:p>
          </draw:text-box>
        </draw:frame>
        <draw:custom-shape draw:style-name="gr5" draw:text-style-name="P7" draw:layer="layout" svg:width="0.6cm" svg:height="0.6cm" svg:x="5.7cm" svg:y="6.8cm">
          <text:p text:style-name="P7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6cm" svg:height="0.6cm" svg:x="7.7cm" svg:y="6.8cm">
          <text:p text:style-name="P7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6cm" svg:height="0.6cm" svg:x="9.7cm" svg:y="6.8cm">
          <text:p text:style-name="P7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6cm" svg:height="0.6cm" svg:x="11.7cm" svg:y="6.8cm">
          <text:p text:style-name="P7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6cm" svg:height="0.6cm" svg:x="13.7cm" svg:y="6.8cm">
          <text:p text:style-name="P7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6cm" svg:height="0.6cm" svg:x="15.7cm" svg:y="6.8cm">
          <text:p text:style-name="P7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1" draw:id="id1" draw:layer="layout" svg:width="1cm" svg:height="1cm" svg:x="3.7cm" svg:y="7cm">
          <text:p text:style-name="P2"><text:span text:style-name="T4">0/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9" draw:id="id9" draw:layer="layout" svg:width="1cm" svg:height="1cm" svg:x="3.7cm" svg:y="8cm">
          <text:p text:style-name="P2"><text:span text:style-name="T4">3/3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4" draw:id="id14" draw:layer="layout" svg:width="1cm" svg:height="1cm" svg:x="3.7cm" svg:y="9cm">
          <text:p text:style-name="P2"><text:span text:style-name="T4">3/3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7" draw:id="id17" draw:layer="layout" svg:width="1cm" svg:height="1cm" svg:x="3.7cm" svg:y="10cm">
          <text:p text:style-name="P2"><text:span text:style-name="T4">2/3</text:span></text:p>
          <draw:enhanced-geometry svg:viewBox="0 0 21600 21600" draw:type="rectangle" draw:enhanced-path="M 0 0 L 21600 0 21600 21600 0 21600 0 0 Z N"/>
        </draw:custom-shape>
        <draw:connector draw:style-name="gr3" draw:text-style-name="P2" xml:id="id10" draw:id="id10" draw:layer="layout" svg:x1="4.7cm" svg:y1="8.5cm" svg:x2="5.5cm" svg:y2="6cm" draw:start-shape="id9" draw:start-glue-point="1" draw:end-shape="id2" draw:end-glue-point="4" svg:d="M4700 8500h800v-2500" svg:viewBox="0 0 801 2501">
          <text:p/>
        </draw:connector>
        <draw:connector draw:style-name="gr3" draw:text-style-name="P2" xml:id="id11" draw:id="id11" draw:layer="layout" svg:x1="5.5cm" svg:y1="8.5cm" svg:x2="9.5cm" svg:y2="6cm" draw:start-shape="id10" draw:start-glue-point="0" draw:end-shape="id6" draw:end-glue-point="4" svg:d="M5500 8500h4000v-2500" svg:viewBox="0 0 4001 2501">
          <text:p/>
        </draw:connector>
        <draw:connector draw:style-name="gr3" draw:text-style-name="P2" xml:id="id12" draw:id="id12" draw:layer="layout" svg:x1="9.5cm" svg:y1="8.5cm" svg:x2="11.5cm" svg:y2="6cm" draw:start-shape="id11" draw:start-glue-point="0" draw:end-shape="id8" draw:end-glue-point="4" svg:d="M9500 8500h2000v-2500" svg:viewBox="0 0 2001 2501">
          <text:p/>
        </draw:connector>
        <draw:connector draw:style-name="gr3" draw:text-style-name="P2" draw:layer="layout" svg:x1="11.5cm" svg:y1="8.5cm" svg:x2="13.5cm" svg:y2="6cm" draw:start-shape="id12" draw:start-glue-point="0" draw:end-shape="id13" draw:end-glue-point="4" svg:d="M11500 8500h2000v-2500" svg:viewBox="0 0 2001 2501">
          <text:p/>
        </draw:connector>
        <draw:connector draw:style-name="gr3" draw:text-style-name="P2" xml:id="id15" draw:id="id15" draw:layer="layout" svg:x1="4.7cm" svg:y1="9.5cm" svg:x2="7.5cm" svg:y2="6cm" draw:start-shape="id14" draw:start-glue-point="1" draw:end-shape="id4" draw:end-glue-point="4" svg:d="M4700 9500h2800v-3500" svg:viewBox="0 0 2801 3501">
          <text:p/>
        </draw:connector>
        <draw:connector draw:style-name="gr3" draw:text-style-name="P2" xml:id="id16" draw:id="id16" draw:layer="layout" svg:x1="7.5cm" svg:y1="9.5cm" svg:x2="10.5cm" svg:y2="6cm" draw:start-shape="id15" draw:start-glue-point="0" draw:end-shape="id6" draw:end-glue-point="5" svg:d="M7500 9500h3000v-3500" svg:viewBox="0 0 3001 3501">
          <text:p/>
        </draw:connector>
        <draw:connector draw:style-name="gr3" draw:text-style-name="P2" draw:layer="layout" svg:x1="10.5cm" svg:y1="9.5cm" svg:x2="12.5cm" svg:y2="6cm" draw:start-shape="id16" draw:start-glue-point="0" draw:end-shape="id8" draw:end-glue-point="5" svg:d="M10500 9500h2000v-3500" svg:viewBox="0 0 2001 3501">
          <text:p/>
        </draw:connector>
        <draw:connector draw:style-name="gr3" draw:text-style-name="P2" xml:id="id18" draw:id="id18" draw:layer="layout" svg:x1="4.7cm" svg:y1="10.5cm" svg:x2="6.5cm" svg:y2="6cm" draw:start-shape="id17" draw:start-glue-point="1" draw:end-shape="id2" draw:end-glue-point="5" svg:d="M4700 10500h1800v-4500" svg:viewBox="0 0 1801 4501">
          <text:p/>
        </draw:connector>
        <draw:connector draw:style-name="gr3" draw:text-style-name="P2" xml:id="id19" draw:id="id19" draw:layer="layout" svg:x1="6.5cm" svg:y1="10.5cm" svg:x2="8.5cm" svg:y2="6cm" draw:start-shape="id18" draw:start-glue-point="0" draw:end-shape="id4" draw:end-glue-point="5" svg:d="M6500 10500h2000v-4500" svg:viewBox="0 0 2001 4501">
          <text:p/>
        </draw:connector>
        <draw:connector draw:style-name="gr3" draw:text-style-name="P2" draw:layer="layout" svg:x1="8.5cm" svg:y1="10.5cm" svg:x2="14.5cm" svg:y2="6cm" draw:start-shape="id19" draw:start-glue-point="0" draw:end-shape="id13" draw:end-glue-point="5" svg:d="M8500 10500h6000v-4500" svg:viewBox="0 0 6001 4501">
          <text:p/>
        </draw:connector>
        <draw:custom-shape draw:style-name="gr5" draw:text-style-name="P7" draw:layer="layout" svg:width="0.6cm" svg:height="0.6cm" svg:x="5.2cm" svg:y="7.8cm">
          <text:p text:style-name="P7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6cm" svg:height="0.6cm" svg:x="9.2cm" svg:y="7.8cm">
          <text:p text:style-name="P7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6cm" svg:height="0.6cm" svg:x="11.2cm" svg:y="7.8cm">
          <text:p text:style-name="P7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6cm" svg:height="0.6cm" svg:x="13.2cm" svg:y="7.8cm">
          <text:p text:style-name="P7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6cm" svg:height="0.6cm" svg:x="7.2cm" svg:y="8.8cm">
          <text:p text:style-name="P7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6cm" svg:height="0.6cm" svg:x="10.2cm" svg:y="8.8cm">
          <text:p text:style-name="P7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6cm" svg:height="0.6cm" svg:x="12.2cm" svg:y="8.8cm">
          <text:p text:style-name="P7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6cm" svg:height="0.6cm" svg:x="6.2cm" svg:y="9.8cm">
          <text:p text:style-name="P7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6cm" svg:height="0.6cm" svg:x="8.2cm" svg:y="9.8cm">
          <text:p text:style-name="P7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6cm" svg:height="0.6cm" svg:x="14.2cm" svg:y="9.8cm">
          <text:p text:style-name="P7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5cm" svg:height="0.725cm" svg:x="1.2cm" svg:y="7.1cm">
          <draw:text-box>
            <text:p text:style-name="P5"><text:span text:style-name="T2">Generátor</text:span></text:p>
          </draw:text-box>
        </draw:frame>
        <draw:frame draw:style-name="gr7" draw:text-style-name="P6" draw:layer="layout" svg:width="2.5cm" svg:height="0.725cm" svg:x="1.2cm" svg:y="8.175cm">
          <draw:text-box>
            <text:p text:style-name="P5"><text:span text:style-name="T2">Baterie A</text:span></text:p>
          </draw:text-box>
        </draw:frame>
        <draw:frame draw:style-name="gr7" draw:text-style-name="P6" draw:layer="layout" svg:width="2.5cm" svg:height="0.725cm" svg:x="1.2cm" svg:y="9.175cm">
          <draw:text-box>
            <text:p text:style-name="P5"><text:span text:style-name="T2">Baterie B</text:span></text:p>
          </draw:text-box>
        </draw:frame>
        <draw:frame draw:style-name="gr7" draw:text-style-name="P6" draw:layer="layout" svg:width="2.5cm" svg:height="0.725cm" svg:x="1.2cm" svg:y="10.175cm">
          <draw:text-box>
            <text:p text:style-name="P5"><text:span text:style-name="T2">Baterie C</text:span></text:p>
          </draw:text-box>
        </draw:frame>
        <draw:custom-shape draw:style-name="gr8" draw:text-style-name="P9" draw:layer="layout" svg:width="1.4cm" svg:height="0.3cm" svg:x="5.3cm" svg:y="4.4cm">
          <text:p text:style-name="P14"><text:span text:style-name="T5"/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cm" svg:height="0.3cm" svg:x="7.3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cm" svg:height="0.3cm" svg:x="9.3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cm" svg:height="0.3cm" svg:x="11.3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cm" svg:height="0.3cm" svg:x="13.3cm" svg:y="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cm" svg:height="0.3cm" svg:x="15.3cm" svg:y="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4cm" svg:height="0.3cm" svg:x="7.3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4cm" svg:height="0.3cm" svg:x="9.3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4cm" svg:height="0.3cm" svg:x="11.3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4cm" svg:height="0.3cm" svg:x="13.3cm" svg:y="3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4cm" svg:height="0.3cm" svg:x="15.3cm" svg:y="3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4cm" svg:height="0.3cm" svg:x="5.3cm" svg:y="2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4cm" svg:height="0.3cm" svg:x="7.3cm" svg:y="3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4cm" svg:height="0.3cm" svg:x="9.3cm" svg:y="3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4cm" svg:height="0.3cm" svg:x="11.3cm" svg:y="3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4cm" svg:height="0.3cm" svg:x="13.3cm" svg:y="3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4cm" svg:height="0.3cm" svg:x="15.3cm" svg:y="3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4cm" svg:height="0.3cm" svg:x="7.3cm" svg:y="2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4cm" svg:height="0.3cm" svg:x="9.3cm" svg:y="2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4cm" svg:height="0.3cm" svg:x="11.3cm" svg:y="2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4cm" svg:height="0.3cm" svg:x="13.3cm" svg:y="2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4cm" svg:height="0.3cm" svg:x="15.3cm" svg:y="2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cm" svg:height="0.3cm" svg:x="5.3cm" svg:y="3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4cm" svg:height="0.3cm" svg:x="7.3cm" svg:y="1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4cm" svg:height="0.3cm" svg:x="9.3cm" svg:y="1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4cm" svg:height="0.3cm" svg:x="11.3cm" svg:y="1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4cm" svg:height="0.3cm" svg:x="13.3cm" svg:y="1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4cm" svg:height="0.3cm" svg:x="15.3cm" svg:y="1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cm" svg:height="0.3cm" svg:x="5.3cm" svg:y="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4cm" svg:height="0.3cm" svg:x="2cm" svg:y="4.4cm">
          <text:p text:style-name="P14"><text:span text:style-name="T5"/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4cm" svg:height="0.3cm" svg:x="2cm" svg:y="3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4cm" svg:height="0.3cm" svg:x="2cm" svg:y="3.4cm"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2cm" svg:height="0.725cm" svg:x="3.3cm" svg:y="3.275cm">
          <draw:text-box>
            <text:p text:style-name="P14"><text:span text:style-name="T5">Nor</text:span><text:span text:style-name="T5">mál</text:span><text:span text:style-name="T5">ní</text:span></text:p>
          </draw:text-box>
        </draw:frame>
        <draw:frame draw:style-name="gr14" draw:text-style-name="P15" draw:layer="layout" svg:width="2cm" svg:height="0.569cm" svg:x="3.3cm" svg:y="3.731cm">
          <draw:text-box>
            <text:p text:style-name="P14"><text:span text:style-name="T5">Kriti</text:span><text:span text:style-name="T5">cké</text:span></text:p>
          </draw:text-box>
        </draw:frame>
        <draw:frame draw:style-name="gr15" draw:text-style-name="P15" draw:layer="layout" svg:width="1.8cm" svg:height="0.887cm" svg:x="3.4cm" svg:y="4.3cm">
          <draw:text-box>
            <text:p text:style-name="P14"><text:span text:style-name="T5">Po</text:span><text:span text:style-name="T5">dpě</text:span><text:span text:style-name="T5">tí</text:span></text:p>
          </draw:text-box>
        </draw:frame>
        <draw:custom-shape draw:style-name="gr11" draw:text-style-name="P12" draw:layer="layout" svg:width="1.4cm" svg:height="0.3cm" svg:x="7.3cm" svg:y="2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4cm" svg:height="0.3cm" svg:x="9.3cm" svg:y="2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4cm" svg:height="0.3cm" svg:x="11.3cm" svg:y="2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4cm" svg:height="0.3cm" svg:x="13.3cm" svg:y="2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4cm" svg:height="0.3cm" svg:x="15.3cm" svg:y="2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4cm" svg:height="0.3cm" svg:x="5.3cm" svg:y="1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4cm" svg:height="0.3cm" svg:x="2cm" svg:y="4.9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2cm" svg:height="0.725cm" svg:x="3.3cm" svg:y="4.775cm">
          <draw:text-box>
            <text:p text:style-name="P14"><text:span text:style-name="T5">Pře</text:span><text:span text:style-name="T5">pětí</text:span></text:p>
          </draw:text-box>
        </draw:frame>
        <draw:custom-shape draw:style-name="gr9" draw:text-style-name="P10" draw:layer="layout" svg:width="1.4cm" svg:height="0.3cm" svg:x="5.3cm" svg:y="2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4cm" svg:height="0.3cm" svg:x="5.3cm" svg:y="1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4T12:45:48.146195796</meta:creation-date>
    <dc:date>2017-11-04T14:10:12.528838187</dc:date>
    <meta:editing-duration>PT21M17S</meta:editing-duration>
    <meta:editing-cycles>3</meta:editing-cycles>
    <meta:generator>LibreOffice/5.1.6.2$Linux_X86_64 LibreOffice_project/10m0$Build-2</meta:generator>
    <meta:document-statistic meta:object-count="97"/>
  </office:meta>
</office:document-meta>
</file>